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0c0c0" draw:textarea-horizontal-align="justify" draw:textarea-vertical-align="top" draw:auto-grow-height="false"/>
    </style:style>
    <style:style style:name="gr2" style:family="graphic" style:parent-style-name="DB_5f_Table">
      <style:graphic-properties draw:textarea-horizontal-align="justify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DB_5f_ColumList">
      <style:graphic-properties draw:auto-grow-height="false"/>
    </style:style>
    <style:style style:name="gr5" style:family="graphic" style:parent-style-name="DB_5f_Comment">
      <style:graphic-properties draw:textarea-horizontal-align="justify" draw:textarea-vertical-align="middle" draw:auto-grow-height="false"/>
    </style:style>
    <style:style style:name="gr6" style:family="graphic" style:parent-style-name="DB_5f_Comment_5f_Connector">
      <style:graphic-properties draw:textarea-horizontal-align="center" draw:textarea-vertical-align="middle"/>
    </style:style>
    <style:style style:name="gr7" style:family="graphic" style:parent-style-name="DB_5f_N2M-Relation">
      <style:graphic-properties draw:textarea-horizontal-align="justify" draw:auto-grow-height="false"/>
    </style:style>
    <style:style style:name="gr8" style:family="graphic" style:parent-style-name="standard">
      <style:graphic-properties draw:fill="solid" draw:textarea-horizontal-align="center" draw:textarea-vertical-align="middle"/>
    </style:style>
    <style:style style:name="gr9" style:family="graphic" style:parent-style-name="DB_5f_Table">
      <style:graphic-properties draw:stroke="none" draw:fill="none" fo:min-height="0.476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center"/>
      <style:text-properties fo:font-size="10pt"/>
    </style:style>
    <style:style style:name="P5" style:family="paragraph">
      <style:text-properties fo:font-size="10pt"/>
    </style:style>
    <style:style style:name="P6" style:family="paragraph">
      <style:text-properties fo:font-size="20pt"/>
    </style:style>
    <style:style style:name="T1" style:family="text">
      <style:text-properties fo:font-size="18pt"/>
    </style:style>
    <style:style style:name="T2" style:family="text">
      <style:text-properties fo:font-size="12pt"/>
    </style:style>
    <style:style style:name="T3" style:family="text">
      <style:text-properties fo:font-size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style:text-underline-style="solid" style:text-underline-width="auto" style:text-underline-color="font-color"/>
    </style:style>
    <style:style style:name="T6" style:family="text">
      <style:text-properties fo:font-size="12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model - minimized" draw:style-name="dp1" draw:master-page-name="Default">
        <draw:custom-shape draw:style-name="gr1" draw:text-style-name="P2" draw:layer="layout" svg:width="30cm" svg:height="26cm" svg:x="5.5cm" svg:y="2cm">
          <text:p text:style-name="P1"><text:span text:style-name="T1">Infor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3.1cm" svg:height="11cm" svg:x="9.4cm" svg:y="31.5cm">
          <text:p text:style-name="P1"><text:span text:style-name="T1">FileStor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3" draw:layer="layout" svg:width="4cm" svg:height="3.498cm" svg:x="23cm" svg:y="34.8cm">
          <text:p text:style-name="P1"><text:span text:style-name="T2">fil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" draw:layer="layout" svg:width="3.5cm" svg:height="0.837cm" svg:x="11.534cm" svg:y="21.363cm">
          <draw:glue-point draw:id="4" svg:x="-2.5cm" svg:y="-5.004cm"/>
          <text:p text:style-name="P1"><text:span text:style-name="T2">song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.284cm" svg:y1="22.2cm" svg:x2="18.251cm" svg:y2="32.5cm" draw:start-shape="id1" draw:start-glue-point="2" draw:end-shape="id2" svg:d="m13284 22200v5150h4967v5150">
          <text:p/>
        </draw:connector>
        <draw:custom-shape draw:style-name="gr2" draw:text-style-name="P3" draw:id="id6" draw:layer="layout" svg:width="2.35cm" svg:height="0.9cm" svg:x="12.137cm" svg:y="5.7cm">
          <text:p text:style-name="P1"><text:span text:style-name="T2">artis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451cm" svg:height="2.236cm" svg:x="23.308cm" svg:y="35.557cm">
          <text:p text:style-name="P1"><text:span text:style-name="T3">hash</text:span></text:p>
          <text:p text:style-name="P1"><text:span text:style-name="T3">path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4" draw:layer="layout" svg:width="4cm" svg:height="2.5cm" svg:x="15.9cm" svg:y="39.3cm">
          <text:p text:style-name="P1"><text:span text:style-name="T2">fold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451cm" svg:height="1.322cm" svg:x="16.208cm" svg:y="39.978cm">
          <text:p text:style-name="P1"><text:span text:style-name="T3">hash</text:span></text:p>
          <text:p text:style-name="P1"><text:span text:style-name="T3">path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5cm" svg:y1="38.298cm" svg:x2="17.9cm" svg:y2="39.3cm" draw:start-shape="id3" draw:start-glue-point="2" draw:end-shape="id4" svg:d="m25000 38298v501h-7100v501">
          <text:p/>
        </draw:connector>
        <draw:custom-shape draw:style-name="gr2" draw:text-style-name="P3" draw:id="id2" draw:layer="layout" svg:width="3.502cm" svg:height="1.5cm" svg:x="16.5cm" svg:y="32.5cm">
          <text:p text:style-name="P1"><text:span text:style-name="T2">contains song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8.251cm" svg:y1="34cm" svg:x2="25cm" svg:y2="34.8cm" draw:start-shape="id2" draw:start-glue-point="2" draw:end-shape="id3" draw:end-glue-point="0" svg:d="m18251 34000v501h3250v-202h3499v501">
          <text:p/>
        </draw:connector>
        <draw:custom-shape draw:style-name="gr5" draw:text-style-name="P5" draw:id="id5" draw:layer="layout" svg:width="10cm" svg:height="1.5cm" svg:x="6.5cm" svg:y="28.5cm">
          <text:p><text:span text:style-name="T3">A song can be available in multiple files (different qualities)</text:span></text:p>
          <text:p><text:span text:style-name="T3">Multiple songs can be in one mp3 fil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1.5cm" svg:y1="30cm" svg:x2="16.5cm" svg:y2="33.25cm" draw:start-shape="id5" draw:start-glue-point="2" draw:end-shape="id2" svg:d="m11500 30000 5000 3250">
          <text:p/>
        </draw:connector>
        <draw:custom-shape draw:style-name="gr2" draw:text-style-name="P3" draw:id="id13" draw:layer="layout" svg:width="3cm" svg:height="2.5cm" svg:x="10.2cm" svg:y="35cm">
          <text:p text:style-name="P1"><text:span text:style-name="T2">file_stor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cm" svg:height="1.322cm" svg:x="10.7cm" svg:y="35.678cm">
          <text:p text:style-name="P1"><text:span text:style-name="T3">name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id="id7" draw:layer="layout" svg:width="6.933cm" svg:height="1.9cm" svg:x="9.834cm" svg:y="8.7cm">
          <text:p text:style-name="P1">N:M</text:p>
          <text:p text:style-name="P1"><text:span text:style-name="T4">(eine Band veroeffentlich mehrere CDs,</text:span></text:p>
          <text:p text:style-name="P1"><text:span text:style-name="T4">Eine CD kann von mehreren Bands </text:span></text:p>
          <text:p text:style-name="P1"><text:span text:style-name="T4">veroeffentlch werden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13.312cm" svg:y1="6.6cm" svg:x2="13.3cm" svg:y2="8.7cm" draw:start-shape="id6" draw:start-glue-point="2" draw:end-shape="id7" draw:end-glue-point="0" svg:d="m13312 6600-12 2100">
          <text:p/>
        </draw:connector>
        <draw:connector draw:style-name="gr8" draw:text-style-name="P1" draw:layer="layout" draw:type="line" svg:x1="13.3cm" svg:y1="10.6cm" svg:x2="13.3cm" svg:y2="11.633cm" draw:start-shape="id7" draw:start-glue-point="2" draw:end-shape="id8" draw:end-glue-point="0" svg:d="m13300 10600v1033">
          <text:p/>
        </draw:connector>
        <draw:custom-shape draw:style-name="gr5" draw:text-style-name="P5" draw:layer="layout" svg:width="15cm" svg:height="2.176cm" svg:x="37cm" svg:y="11.5cm">
          <text:p><text:span text:style-name="T3">An artist can release multiple records</text:span></text:p>
          <text:p><text:span text:style-name="T3">A record can be released by multipe artists („Bob Marley and the Wailers“)</text:span></text:p>
          <text:p><text:span text:style-name="T3">(note that a record can be </text:span><text:span text:style-name="T5">release</text:span><text:span text:style-name="T3"> by one group of artists and be </text:span><text:span text:style-name="T5">played</text:span><text:span text:style-name="T3"> by another group)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id="id10" draw:layer="layout" svg:width="8cm" svg:height="2cm" svg:x="9.3cm" svg:y="17.6cm">
          <text:p text:style-name="P1">N:M</text:p>
          <text:p text:style-name="P1">(eine CD hat mehrere Lieder,</text:p>
          <text:p text:style-name="P1">Eine Lied kann auf mehreren CDs sein)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.3cm" svg:y1="12.633cm" svg:x2="13.284cm" svg:y2="15.2cm" draw:start-shape="id8" draw:start-glue-point="2" draw:end-shape="id9" draw:end-glue-point="0" svg:d="m13300 12633v1284h-16v1283">
          <text:p/>
        </draw:connector>
        <draw:connector draw:style-name="gr3" draw:text-style-name="P1" draw:layer="layout" svg:x1="13.3cm" svg:y1="19.6cm" svg:x2="13.284cm" svg:y2="21.363cm" draw:start-shape="id10" draw:start-glue-point="2" draw:end-shape="id1" draw:end-glue-point="0" svg:d="m13300 19600v881h-16v882">
          <text:p/>
        </draw:connector>
        <draw:custom-shape draw:style-name="gr5" draw:text-style-name="P5" draw:layer="layout" svg:width="16cm" svg:height="3.176cm" svg:x="37.056cm" svg:y="14.124cm">
          <text:p><text:span text:style-name="T3">An song can be played by multiple persons</text:span></text:p>
          <text:p><text:span text:style-name="T3">An person can play multiple songs</text:span></text:p>
          <text:p><text:span text:style-name="T3">Each person has a role in a song.</text:span></text:p>
          <text:p><text:span text:style-name="T3">A person may apear multiple times with different roles in one song</text:span></text:p>
          <text:p><text:span text:style-name="T3">(note that a record can be </text:span><text:span text:style-name="T5">release</text:span><text:span text:style-name="T3"> by one group of artists and be </text:span><text:span text:style-name="T5">played</text:span><text:span text:style-name="T3"> by another group of persons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1" draw:layer="layout" svg:width="4cm" svg:height="2.5cm" svg:x="20.9cm" svg:y="39.502cm">
          <text:p text:style-name="P1"><text:span text:style-name="T2">file_typ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451cm" svg:height="1.322cm" svg:x="21.208cm" svg:y="40.18cm">
          <text:p text:style-name="P1"><text:span text:style-name="T3">hash</text:span></text:p>
          <text:p text:style-name="P1"><text:span text:style-name="T3">path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id="id12" draw:layer="layout" svg:x1="22.9cm" svg:y1="39cm" svg:x2="22.9cm" svg:y2="39.502cm" draw:end-shape="id11" draw:end-glue-point="0" svg:d="m22900 39000v502">
          <text:p/>
        </draw:connector>
        <draw:connector draw:style-name="gr3" draw:text-style-name="P1" draw:layer="layout" svg:x1="22.9cm" svg:y1="39.251cm" svg:x2="25cm" svg:y2="38.298cm" draw:start-shape="id12" draw:start-glue-point="0" draw:end-shape="id3" draw:end-glue-point="2" svg:d="m22900 39251h2100v-953">
          <text:p/>
        </draw:connector>
        <draw:custom-shape draw:style-name="gr2" draw:text-style-name="P3" draw:id="id14" draw:layer="layout" svg:width="2.5cm" svg:height="1.5cm" svg:x="13.8cm" svg:y="35.5cm">
          <text:p text:style-name="P1"><text:span text:style-name="T2">available_i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.2cm" svg:y1="36.25cm" svg:x2="13.8cm" svg:y2="36.25cm" draw:start-shape="id13" draw:start-glue-point="1" draw:end-shape="id14" draw:end-glue-point="3" svg:d="m13200 36250h600">
          <text:p/>
        </draw:connector>
        <draw:connector draw:style-name="gr3" draw:text-style-name="P1" draw:layer="layout" svg:x1="16.3cm" svg:y1="36.25cm" svg:x2="23cm" svg:y2="36.549cm" draw:start-shape="id14" draw:start-glue-point="1" draw:end-shape="id3" draw:end-glue-point="3" svg:d="m16300 36250h3350v299h3350">
          <text:p/>
        </draw:connector>
        <draw:custom-shape draw:style-name="gr2" draw:text-style-name="P3" draw:id="id9" draw:layer="layout" svg:width="2.5cm" svg:height="0.9cm" svg:x="12.034cm" svg:y="15.2cm">
          <text:p text:style-name="P1"><text:span text:style-name="T2">Disk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3.284cm" svg:y1="16.1cm" svg:x2="13.3cm" svg:y2="17.6cm" draw:start-shape="id9" draw:start-glue-point="2" draw:end-shape="id10" draw:end-glue-point="0" svg:d="m13284 16100v750h16v750">
          <text:p/>
        </draw:connector>
        <draw:connector draw:style-name="gr3" draw:text-style-name="P1" draw:layer="layout" draw:type="lines" svg:x1="31.9cm" svg:y1="9.789cm" svg:x2="27cm" svg:y2="5.453cm" draw:start-shape="id15" draw:start-glue-point="11" draw:end-shape="id16" draw:end-glue-point="7" svg:d="m31900 9789h-501l-3898-4336h-501">
          <text:p/>
        </draw:connector>
        <draw:connector draw:style-name="gr3" draw:text-style-name="P1" draw:layer="layout" svg:x1="20cm" svg:y1="6.129cm" svg:x2="14.487cm" svg:y2="6.15cm" draw:start-shape="id16" draw:start-glue-point="3" draw:end-shape="id6" draw:end-glue-point="1" svg:d="m20000 6129h-2756v21h-2757">
          <text:p/>
        </draw:connector>
        <draw:custom-shape draw:style-name="gr2" draw:text-style-name="P3" draw:layer="layout" svg:width="3.502cm" svg:height="4cm" svg:x="35cm" svg:y="3cm">
          <text:p text:style-name="P1"><text:span text:style-name="T6">record_type</text:span></text:p>
          <text:p text:style-name="P1"><text:span text:style-name="T2">Album</text:span></text:p>
          <text:p text:style-name="P1"><text:span text:style-name="T2">EP</text:span></text:p>
          <text:p text:style-name="P1"><text:span text:style-name="T2">Single</text:span></text:p>
          <text:p text:style-name="P1"><text:span text:style-name="T2">BestOf</text:span></text:p>
          <text:p text:style-name="P1"><text:span text:style-name="T2">Live</text:span></text:p>
          <text:p text:style-name="P1"><text:span text:style-name="T2">Sample</text:span></text:p>
          <text:p text:style-name="P1"><text:span text:style-name="T2">Movie s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cm" svg:height="4.5cm" svg:x="39cm" svg:y="3cm">
          <text:p text:style-name="P1"><text:span text:style-name="T6">Role</text:span></text:p>
          <text:p text:style-name="P1"><text:span text:style-name="T2">Lead singer</text:span></text:p>
          <text:p text:style-name="P1"><text:span text:style-name="T2">Background singer</text:span></text:p>
          <text:p text:style-name="P1"><text:span text:style-name="T2">1. Guitar</text:span></text:p>
          <text:p text:style-name="P1"><text:span text:style-name="T2">2. Guitar</text:span></text:p>
          <text:p text:style-name="P1"><text:span text:style-name="T2">Drums</text:span></text:p>
          <text:p text:style-name="P1"><text:span text:style-name="T2">Bass</text:span></text:p>
          <text:p text:style-name="P1"><text:span text:style-name="T2">Produc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cm" svg:height="3.5cm" svg:x="43.5cm" svg:y="3cm">
          <text:p text:style-name="P1"><text:span text:style-name="T6">event_type</text:span></text:p>
          <text:p text:style-name="P1"><text:span text:style-name="T2">memberEntry</text:span></text:p>
          <text:p text:style-name="P1"><text:span text:style-name="T2">MemberDeparture</text:span></text:p>
          <text:p text:style-name="P1"><text:span text:style-name="T2">MemberIllness</text:span></text:p>
          <text:p text:style-name="P1"><text:span text:style-name="T2">MemberDeath</text:span></text:p>
          <text:p text:style-name="P1"><text:span text:style-name="T2">Disband</text:span></text:p>
          <text:p text:style-name="P1"><text:span text:style-name="T2">Reunite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5cm" svg:y1="34.8cm" svg:x2="25.249cm" svg:y2="34cm" draw:start-shape="id3" draw:start-glue-point="0" svg:d="m25000 34800v-650h249v-150">
          <text:p/>
        </draw:connector>
        <draw:connector draw:style-name="gr3" draw:text-style-name="P1" draw:layer="layout" draw:type="lines" svg:x1="31.9cm" svg:y1="10.3cm" svg:x2="25cm" svg:y2="11.263cm" draw:start-shape="id15" draw:start-glue-point="3" draw:end-shape="id17" draw:end-glue-point="7" svg:d="m31900 10300h-501l-5898 963h-501">
          <text:p/>
        </draw:connector>
        <draw:connector draw:style-name="gr3" draw:text-style-name="P1" draw:layer="layout" svg:x1="20cm" svg:y1="12.108cm" svg:x2="14.8cm" svg:y2="12.133cm" draw:start-shape="id17" draw:start-glue-point="3" draw:end-shape="id8" draw:end-glue-point="1" svg:d="m20000 12108h-2600v25h-2600">
          <text:p/>
        </draw:connector>
        <draw:connector draw:style-name="gr3" draw:text-style-name="P1" draw:layer="layout" draw:type="lines" svg:x1="25.813cm" svg:y1="21.779cm" svg:x2="32cm" svg:y2="16.564cm" draw:start-shape="id18" draw:end-shape="id19" draw:end-glue-point="10" svg:d="m25813 21779h501l5185-5215h501">
          <text:p/>
        </draw:connector>
        <draw:connector draw:style-name="gr3" draw:text-style-name="P1" draw:layer="layout" draw:type="lines" svg:x1="25cm" svg:y1="12.108cm" svg:x2="32cm" svg:y2="16.1cm" draw:start-shape="id17" draw:end-shape="id19" draw:end-glue-point="3" svg:d="m25000 12108h501l5998 3992h501">
          <text:p/>
        </draw:connector>
        <draw:connector draw:style-name="gr3" draw:text-style-name="P1" draw:layer="layout" svg:x1="12.409cm" svg:y1="21.363cm" svg:x2="11.534cm" svg:y2="21.781cm" draw:start-shape="id1" draw:start-glue-point="4" draw:end-shape="id1" draw:end-glue-point="3" svg:d="m12409 21363v-502h-1376v920h501">
          <text:p/>
        </draw:connector>
        <draw:connector draw:style-name="gr3" draw:text-style-name="P1" draw:layer="layout" svg:x1="11.8cm" svg:y1="12.365cm" svg:x2="11.8cm" svg:y2="11.878cm" draw:start-shape="id8" draw:start-glue-point="10" draw:end-shape="id8" draw:end-glue-point="11" svg:d="m11800 12365h-501v-487h501">
          <text:p/>
        </draw:connector>
        <draw:connector draw:style-name="gr3" draw:text-style-name="P1" draw:layer="layout" svg:x1="20.313cm" svg:y1="21.779cm" svg:x2="15.034cm" svg:y2="21.781cm" draw:start-shape="id18" draw:start-glue-point="3" draw:end-shape="id1" draw:end-glue-point="1" svg:d="m20313 21779h-2639v2h-2640">
          <text:p/>
        </draw:connector>
        <draw:connector draw:style-name="gr3" draw:text-style-name="P1" draw:layer="layout" draw:type="lines" svg:x1="25.813cm" svg:y1="20.934cm" svg:x2="31.9cm" svg:y2="10.764cm" draw:start-shape="id18" draw:start-glue-point="7" draw:end-shape="id15" draw:end-glue-point="10" svg:d="m25813 20934h501l5085-10170h501">
          <text:p/>
        </draw:connector>
        <draw:custom-shape draw:style-name="gr2" draw:text-style-name="P3" draw:layer="layout" svg:width="3cm" svg:height="2cm" svg:x="1.5cm" svg:y="26cm">
          <draw:glue-point draw:id="4" svg:x="2.5cm" svg:y="5.001cm" draw:escape-direction="down"/>
          <draw:glue-point draw:id="5" svg:x="-2.5cm" svg:y="-4.998cm"/>
          <draw:glue-point draw:id="6" svg:x="2.5cm" svg:y="-4.998cm" draw:escape-direction="right"/>
          <draw:glue-point draw:id="7" svg:x="5cm" svg:y="-3.383cm" draw:escape-direction="right"/>
          <draw:glue-point draw:id="8" svg:x="5cm" svg:y="3.073cm" draw:escape-direction="down"/>
          <draw:glue-point draw:id="9" svg:x="-2.5cm" svg:y="5.001cm" draw:escape-direction="left"/>
          <draw:glue-point draw:id="10" svg:x="-5cm" svg:y="2.321cm"/>
          <draw:glue-point draw:id="11" svg:x="-5cm" svg:y="-2.557cm"/>
          <draw:glue-point draw:id="12" svg:x="-5cm" svg:y="5.001cm"/>
          <draw:glue-point draw:id="13" svg:x="-5cm" svg:y="-4.998cm"/>
          <draw:glue-point draw:id="14" svg:x="5cm" svg:y="-4.998cm"/>
          <draw:glue-point draw:id="15" svg:x="5cm" svg:y="5.001cm"/>
          <text:p text:style-name="P1"><text:span text:style-name="T2">VORL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s" svg:x1="27cm" svg:y1="6.129cm" svg:x2="32cm" svg:y2="15.589cm" draw:start-shape="id16" draw:start-glue-point="1" draw:end-shape="id19" draw:end-glue-point="11" svg:d="m27000 6129h501l3998 9460h501">
          <text:p/>
        </draw:connector>
        <draw:custom-shape draw:style-name="gr2" draw:text-style-name="P3" draw:id="id15" draw:layer="layout" svg:width="3cm" svg:height="2cm" svg:x="31.9cm" svg:y="9.3cm">
          <draw:glue-point draw:id="4" svg:x="2.5cm" svg:y="5.001cm" draw:escape-direction="down"/>
          <draw:glue-point draw:id="5" svg:x="-2.5cm" svg:y="-4.998cm"/>
          <draw:glue-point draw:id="6" svg:x="2.5cm" svg:y="-4.998cm" draw:escape-direction="right"/>
          <draw:glue-point draw:id="7" svg:x="5cm" svg:y="-3.383cm" draw:escape-direction="right"/>
          <draw:glue-point draw:id="8" svg:x="5cm" svg:y="3.073cm" draw:escape-direction="down"/>
          <draw:glue-point draw:id="9" svg:x="-2.5cm" svg:y="5.001cm" draw:escape-direction="left"/>
          <draw:glue-point draw:id="10" svg:x="-5cm" svg:y="2.321cm"/>
          <draw:glue-point draw:id="11" svg:x="-5cm" svg:y="-2.557cm"/>
          <draw:glue-point draw:id="12" svg:x="-5cm" svg:y="5.001cm"/>
          <draw:glue-point draw:id="13" svg:x="-5cm" svg:y="-4.998cm"/>
          <draw:glue-point draw:id="14" svg:x="5cm" svg:y="-4.998cm"/>
          <draw:glue-point draw:id="15" svg:x="5cm" svg:y="5.001cm"/>
          <text:p text:style-name="P1"><text:span text:style-name="T2">person_al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id="id19" draw:layer="layout" svg:width="3cm" svg:height="2cm" svg:x="32cm" svg:y="15.1cm">
          <draw:glue-point draw:id="4" svg:x="2.5cm" svg:y="5.001cm" draw:escape-direction="down"/>
          <draw:glue-point draw:id="5" svg:x="-2.5cm" svg:y="-4.998cm"/>
          <draw:glue-point draw:id="6" svg:x="2.5cm" svg:y="-4.998cm" draw:escape-direction="right"/>
          <draw:glue-point draw:id="7" svg:x="5cm" svg:y="-3.383cm" draw:escape-direction="right"/>
          <draw:glue-point draw:id="8" svg:x="5cm" svg:y="3.073cm" draw:escape-direction="down"/>
          <draw:glue-point draw:id="9" svg:x="-2.5cm" svg:y="5.001cm" draw:escape-direction="left"/>
          <draw:glue-point draw:id="10" svg:x="-5cm" svg:y="2.321cm"/>
          <draw:glue-point draw:id="11" svg:x="-5cm" svg:y="-2.557cm"/>
          <draw:glue-point draw:id="12" svg:x="-5cm" svg:y="5.001cm"/>
          <draw:glue-point draw:id="13" svg:x="-5cm" svg:y="-4.998cm"/>
          <draw:glue-point draw:id="14" svg:x="5cm" svg:y="-4.998cm"/>
          <draw:glue-point draw:id="15" svg:x="5cm" svg:y="5.001cm"/>
          <text:p text:style-name="P1"><text:span text:style-name="T2">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id="id8" draw:layer="layout" svg:width="3cm" svg:height="1cm" svg:x="11.8cm" svg:y="11.633cm">
          <draw:glue-point draw:id="4" svg:x="2.5cm" svg:y="5.001cm" draw:escape-direction="down"/>
          <draw:glue-point draw:id="5" svg:x="-2.5cm" svg:y="-4.998cm"/>
          <draw:glue-point draw:id="6" svg:x="2.5cm" svg:y="-4.998cm" draw:escape-direction="right"/>
          <draw:glue-point draw:id="7" svg:x="5cm" svg:y="-3.383cm" draw:escape-direction="right"/>
          <draw:glue-point draw:id="8" svg:x="5cm" svg:y="3.073cm" draw:escape-direction="down"/>
          <draw:glue-point draw:id="9" svg:x="-2.5cm" svg:y="5.001cm" draw:escape-direction="left"/>
          <draw:glue-point draw:id="10" svg:x="-5cm" svg:y="2.321cm"/>
          <draw:glue-point draw:id="11" svg:x="-5cm" svg:y="-2.557cm"/>
          <draw:glue-point draw:id="12" svg:x="-5cm" svg:y="5.001cm"/>
          <draw:glue-point draw:id="13" svg:x="-5cm" svg:y="-4.998cm"/>
          <draw:glue-point draw:id="14" svg:x="5cm" svg:y="-4.998cm"/>
          <draw:glue-point draw:id="15" svg:x="5cm" svg:y="5.001cm"/>
          <text:p text:style-name="P1"><text:span text:style-name="T2">rec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id="id21" draw:layer="layout" svg:width="3cm" svg:height="1cm" svg:x="41.739cm" svg:y="23cm">
          <text:p text:style-name="P1"><text:span text:style-name="T2">song__volum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0" draw:layer="layout" svg:width="3.502cm" svg:height="0.9cm" svg:x="41.5cm" svg:y="20.2cm">
          <text:p text:style-name="P1"><text:span text:style-name="T2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id="id23" draw:layer="layout" svg:width="3cm" svg:height="1cm" svg:x="52cm" svg:y="21cm">
          <draw:glue-point draw:id="4" svg:x="2.5cm" svg:y="5.001cm" draw:escape-direction="down"/>
          <draw:glue-point draw:id="5" svg:x="-2.5cm" svg:y="-4.998cm"/>
          <draw:glue-point draw:id="6" svg:x="2.5cm" svg:y="-4.998cm" draw:escape-direction="right"/>
          <draw:glue-point draw:id="7" svg:x="5cm" svg:y="-3.383cm" draw:escape-direction="right"/>
          <draw:glue-point draw:id="8" svg:x="5cm" svg:y="3.073cm" draw:escape-direction="down"/>
          <draw:glue-point draw:id="9" svg:x="-2.5cm" svg:y="5.001cm" draw:escape-direction="left"/>
          <draw:glue-point draw:id="10" svg:x="-5cm" svg:y="2.321cm"/>
          <draw:glue-point draw:id="11" svg:x="-5cm" svg:y="-2.557cm"/>
          <draw:glue-point draw:id="12" svg:x="-5cm" svg:y="5.001cm"/>
          <draw:glue-point draw:id="13" svg:x="-5cm" svg:y="-4.998cm"/>
          <draw:glue-point draw:id="14" svg:x="5cm" svg:y="-4.998cm"/>
          <draw:glue-point draw:id="15" svg:x="5cm" svg:y="5.001cm"/>
          <text:p text:style-name="P1"><text:span text:style-name="T2">rec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43.251cm" svg:y1="21.1cm" svg:x2="43.239cm" svg:y2="23cm" draw:start-shape="id20" draw:start-glue-point="2" draw:end-shape="id21" draw:end-glue-point="0" svg:d="m43251 21100v950h-12v950">
          <text:p/>
        </draw:connector>
        <draw:connector draw:style-name="gr3" draw:text-style-name="P1" draw:layer="layout" svg:x1="43.239cm" svg:y1="24cm" svg:x2="45.5cm" svg:y2="29cm" draw:start-shape="id21" draw:start-glue-point="2" draw:end-shape="id22" draw:end-glue-point="0" svg:d="m43239 24000v2500h2261v2500">
          <text:p/>
        </draw:connector>
        <draw:custom-shape draw:style-name="gr2" draw:text-style-name="P3" draw:id="id22" draw:layer="layout" svg:width="3cm" svg:height="1cm" svg:x="44cm" svg:y="29cm">
          <draw:glue-point draw:id="4" svg:x="2.5cm" svg:y="5.001cm" draw:escape-direction="down"/>
          <draw:glue-point draw:id="5" svg:x="-2.5cm" svg:y="-4.998cm"/>
          <draw:glue-point draw:id="6" svg:x="2.5cm" svg:y="-4.998cm" draw:escape-direction="right"/>
          <draw:glue-point draw:id="7" svg:x="5cm" svg:y="-3.383cm" draw:escape-direction="right"/>
          <draw:glue-point draw:id="8" svg:x="5cm" svg:y="3.073cm" draw:escape-direction="down"/>
          <draw:glue-point draw:id="9" svg:x="-2.5cm" svg:y="5.001cm" draw:escape-direction="left"/>
          <draw:glue-point draw:id="10" svg:x="-5cm" svg:y="2.321cm"/>
          <draw:glue-point draw:id="11" svg:x="-5cm" svg:y="-2.557cm"/>
          <draw:glue-point draw:id="12" svg:x="-5cm" svg:y="5.001cm"/>
          <draw:glue-point draw:id="13" svg:x="-5cm" svg:y="-4.998cm"/>
          <draw:glue-point draw:id="14" svg:x="5cm" svg:y="-4.998cm"/>
          <draw:glue-point draw:id="15" svg:x="5cm" svg:y="5.001cm"/>
          <text:p text:style-name="P1"><text:span text:style-name="T2">so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47cm" svg:y1="29.5cm" svg:x2="52cm" svg:y2="21.5cm" draw:start-shape="id22" draw:start-glue-point="1" draw:end-shape="id23" draw:end-glue-point="3" svg:d="m47000 29500h2500v-8000h2500">
          <text:p/>
        </draw:connector>
        <draw:frame draw:style-name="gr9" draw:text-style-name="P1" draw:layer="layout" svg:width="8.719cm" svg:height="0.726cm" svg:x="9.5cm" svg:y="13.874cm">
          <draw:text-box>
            <text:p text:style-name="P1"><text:span text:style-name="T2">(ein Musikalbum kann mehrere CDs haben)</text:span></text:p>
          </draw:text-box>
        </draw:frame>
        <draw:custom-shape draw:style-name="gr7" draw:text-style-name="P1" draw:id="id16" draw:layer="layout" svg:width="7cm" svg:height="2cm" svg:x="20cm" svg:y="5.129cm">
          <draw:glue-point draw:id="4" svg:x="2.5cm" svg:y="5.001cm" draw:escape-direction="down"/>
          <draw:glue-point draw:id="5" svg:x="-2.5cm" svg:y="-4.998cm"/>
          <draw:glue-point draw:id="6" svg:x="2.5cm" svg:y="-4.998cm" draw:escape-direction="right"/>
          <draw:glue-point draw:id="7" svg:x="5cm" svg:y="-3.383cm" draw:escape-direction="right"/>
          <draw:glue-point draw:id="8" svg:x="5cm" svg:y="3.073cm" draw:escape-direction="down"/>
          <draw:glue-point draw:id="9" svg:x="-2.5cm" svg:y="5.001cm" draw:escape-direction="left"/>
          <draw:glue-point draw:id="10" svg:x="-5cm" svg:y="2.321cm"/>
          <draw:glue-point draw:id="11" svg:x="-5cm" svg:y="-2.557cm"/>
          <draw:glue-point draw:id="12" svg:x="-5cm" svg:y="5.001cm"/>
          <draw:glue-point draw:id="13" svg:x="-5cm" svg:y="-4.998cm"/>
          <draw:glue-point draw:id="14" svg:x="5cm" svg:y="-4.998cm"/>
          <draw:glue-point draw:id="15" svg:x="5cm" svg:y="5.001cm"/>
          <text:p text:style-name="P1">N:M</text:p>
          <text:p text:style-name="P1"><text:span text:style-name="T4">(eine Person spielt in mehreren Bands,</text:span></text:p>
          <text:p text:style-name="P1"><text:span text:style-name="T4">Eine Band besteht aus mehreren Personen</text:span>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id="id18" draw:layer="layout" svg:width="5.5cm" svg:height="2.5cm" svg:x="20.313cm" svg:y="20.529cm">
          <draw:glue-point draw:id="4" svg:x="2.5cm" svg:y="5.001cm" draw:escape-direction="down"/>
          <draw:glue-point draw:id="5" svg:x="-2.5cm" svg:y="-4.998cm"/>
          <draw:glue-point draw:id="6" svg:x="2.5cm" svg:y="-4.998cm" draw:escape-direction="right"/>
          <draw:glue-point draw:id="7" svg:x="5cm" svg:y="-3.383cm" draw:escape-direction="right"/>
          <draw:glue-point draw:id="8" svg:x="5cm" svg:y="3.073cm" draw:escape-direction="down"/>
          <draw:glue-point draw:id="9" svg:x="-2.5cm" svg:y="5.001cm" draw:escape-direction="left"/>
          <draw:glue-point draw:id="10" svg:x="-5cm" svg:y="2.321cm"/>
          <draw:glue-point draw:id="11" svg:x="-5cm" svg:y="-2.557cm"/>
          <draw:glue-point draw:id="12" svg:x="-5cm" svg:y="5.001cm"/>
          <draw:glue-point draw:id="13" svg:x="-5cm" svg:y="-4.998cm"/>
          <draw:glue-point draw:id="14" svg:x="5cm" svg:y="-4.998cm"/>
          <draw:glue-point draw:id="15" svg:x="5cm" svg:y="5.001cm"/>
          <text:p text:style-name="P1">N:M:M</text:p>
          <text:p text:style-name="P1">(Eine Person kann in </text:p>
          <text:p text:style-name="P1">mehreren Liedern mehrere </text:p>
          <text:p text:style-name="P1">Rollen haben (zb gesang und </text:p>
          <text:p text:style-name="P1">gitarre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id="id17" draw:layer="layout" svg:width="5cm" svg:height="2.5cm" svg:x="20cm" svg:y="10.858cm">
          <draw:glue-point draw:id="4" svg:x="2.5cm" svg:y="5.001cm" draw:escape-direction="down"/>
          <draw:glue-point draw:id="5" svg:x="-2.5cm" svg:y="-4.998cm"/>
          <draw:glue-point draw:id="6" svg:x="2.5cm" svg:y="-4.998cm" draw:escape-direction="right"/>
          <draw:glue-point draw:id="7" svg:x="5cm" svg:y="-3.383cm" draw:escape-direction="right"/>
          <draw:glue-point draw:id="8" svg:x="5cm" svg:y="3.073cm" draw:escape-direction="down"/>
          <draw:glue-point draw:id="9" svg:x="-2.5cm" svg:y="5.001cm" draw:escape-direction="left"/>
          <draw:glue-point draw:id="10" svg:x="-5cm" svg:y="2.321cm"/>
          <draw:glue-point draw:id="11" svg:x="-5cm" svg:y="-2.557cm"/>
          <draw:glue-point draw:id="12" svg:x="-5cm" svg:y="5.001cm"/>
          <draw:glue-point draw:id="13" svg:x="-5cm" svg:y="-4.998cm"/>
          <draw:glue-point draw:id="14" svg:x="5cm" svg:y="-4.998cm"/>
          <draw:glue-point draw:id="15" svg:x="5cm" svg:y="5.001cm"/>
          <text:p text:style-name="P1">N:M:M</text:p>
          <text:p text:style-name="P1">(Eine Person kann auf </text:p>
          <text:p text:style-name="P1">mehreren Alben mehrere </text:p>
          <text:p text:style-name="P1">Rollen haben (zb gesang und </text:p>
          <text:p text:style-name="P1">gitarre)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B_5f_Table" style:display-name="DB_Table" style:family="graphic" style:parent-style-name="standard">
      <style:graphic-properties draw:stroke-dash="Dash_20_2" draw:fill-gradient-name="Gradient_20_7" draw:fill-hatch-name="Hatch_20_1" draw:fill-image-name="Bitmape_20_1" draw:textarea-vertical-align="top"/>
      <style:text-properties fo:font-size="12pt"/>
    </style:style>
    <style:style style:name="DB_5f_ColumList" style:display-name="DB_ColumList" style:family="graphic" style:parent-style-name="standard">
      <style:graphic-properties draw:stroke-dash="Dash_20_2" draw:fill-color="#33a3a3" draw:fill-gradient-name="Gradient_20_7" draw:fill-hatch-name="Hatch_20_1" draw:fill-image-name="Bitmape_20_1" draw:fill-image-width="0cm" draw:fill-image-height="0cm" draw:textarea-horizontal-align="left" draw:textarea-vertical-align="top"/>
      <style:paragraph-properties fo:text-align="start"/>
      <style:text-properties fo:font-size="10pt"/>
    </style:style>
    <style:style style:name="DB_5f_Comment" style:display-name="DB_Comment" style:family="graphic" style:parent-style-name="title2">
      <style:graphic-properties draw:stroke="dash" draw:stroke-dash="Ultrafine_20_Dashed" draw:fill="solid" draw:fill-color="#ffffff" draw:fill-gradient-name="Gradient_20_8" draw:fill-hatch-name="Hatch_20_1" draw:fill-image-name="Bitmape_20_1" draw:fill-image-width="0cm" draw:fill-image-height="0cm" draw:shadow="hidden"/>
      <style:text-properties fo:font-size="10pt"/>
    </style:style>
    <style:style style:name="DB_5f_Comment_5f_Connector" style:display-name="DB_Comment_Connector" style:family="graphic" style:parent-style-name="standard">
      <style:graphic-properties draw:stroke="dash" draw:stroke-dash="Ultrafine_20_Dashed" draw:fill-gradient-name="Gradient_20_8" draw:fill-hatch-name="Hatch_20_1" draw:fill-image-name="Bitmape_20_1"/>
    </style:style>
    <style:style style:name="Form_5f_Input" style:display-name="Form_Input" style:family="graphic" style:parent-style-name="standard">
      <style:graphic-properties draw:stroke-dash="Dash_20_2" draw:fill-color="#b3b3b3" draw:fill-gradient-name="Gradient_20_8" draw:fill-hatch-name="Hatch_20_1" draw:fill-image-name="Bitmape_20_1" draw:fill-image-width="0cm" draw:fill-image-height="0cm"/>
    </style:style>
    <style:style style:name="Form_5f_Button" style:display-name="Form_Button" style:family="graphic" style:parent-style-name="textbodyindent">
      <style:graphic-properties draw:stroke-dash="Dash_20_2" draw:fill-gradient-name="Gradient_20_8" draw:fill-hatch-name="Hatch_20_1" draw:fill-image-name="Bitmape_20_1"/>
    </style:style>
    <style:style style:name="DB_5f_N2M-Relation" style:display-name="DB_N2M-Relation" style:family="graphic" style:parent-style-name="standard">
      <style:graphic-properties draw:stroke-dash="Dash_20_2" draw:fill-color="#ffff99" draw:fill-gradient-name="Gradient_20_9" draw:fill-hatch-name="Hatch_20_1" draw:fill-image-name="Bitmape_20_1" draw:fill-image-width="0cm" draw:fill-image-height="0cm"/>
      <style:text-properties fo:font-size="10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364cm" svg:x="1cm" svg:y="3.09cm"/>
      <draw:page-thumbnail draw:layer="backgroundobjects" svg:width="8.999cm" svg:height="6.364cm" svg:x="1cm" svg:y="11.666cm"/>
      <draw:page-thumbnail draw:layer="backgroundobjects" svg:width="8.999cm" svg:height="6.364cm" svg:x="1cm" svg:y="20.242cm"/>
      <draw:page-thumbnail draw:layer="backgroundobjects" svg:width="8.999cm" svg:height="6.364cm" svg:x="11cm" svg:y="3.09cm"/>
      <draw:page-thumbnail draw:layer="backgroundobjects" svg:width="8.999cm" svg:height="6.364cm" svg:x="11cm" svg:y="11.666cm"/>
      <draw:page-thumbnail draw:layer="backgroundobjects" svg:width="8.999cm" svg:height="6.364cm" svg:x="11cm" svg:y="20.242cm"/>
    </style:handout-master>
    <style:master-page style:name="Default" style:page-layout-name="PM1" draw:style-name="Mdp1">
      <draw:frame presentation:style-name="Default-title" draw:layer="backgroundobjects" svg:width="105.206cm" svg:height="13.707cm" svg:x="6.836cm" svg:y="4.264cm" presentation:class="title" presentation:placeholder="true">
        <draw:text-box/>
      </draw:frame>
      <draw:frame presentation:style-name="Default-outline1" draw:layer="backgroundobjects" svg:width="105.206cm" svg:height="54.186cm" svg:x="6.836cm" svg:y="20.203cm" presentation:class="outline" presentation:placeholder="true">
        <draw:text-box/>
      </draw:frame>
      <draw:frame presentation:style-name="Mpr1" draw:text-style-name="MP1" draw:layer="backgroundobjects" svg:width="27.234cm" svg:height="5.661cm" svg:x="6.836cm" svg:y="75.78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7.053cm" svg:height="5.661cm" svg:x="40.971cm" svg:y="75.78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7.234cm" svg:height="5.661cm" svg:x="84.808cm" svg:y="75.7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18T12:33:51</meta:creation-date>
    <meta:editing-duration>PT104H44M11S</meta:editing-duration>
    <meta:editing-cycles>38</meta:editing-cycles>
    <dc:date>2010-05-14T14:06:31</dc:date>
    <meta:generator>OpenOffice.org/3.2$Unix OpenOffice.org_project/320m12$Build-9483</meta:generator>
    <meta:document-statistic meta:object-count="86"/>
  </office:meta>
</office:document-meta>
</file>